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cm" svg:stroke-color="#f7f8dc" draw:marker-start-width="0.2cm" draw:marker-end-width="0.2cm" draw:fill-color="#f7f8dc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c7201e" draw:textarea-horizontal-align="center" draw:textarea-vertical-align="middl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424cm" fo:min-width="1.521cm" draw:shadow="hidden"/>
    </style:style>
    <style:style style:name="gr4" style:family="graphic" style:parent-style-name="standard">
      <style:graphic-properties draw:fill-color="#67e33d" draw:textarea-horizontal-align="justify" draw:textarea-vertical-align="middle" draw:auto-grow-height="false" fo:min-height="0.424cm" fo:min-width="1.521cm" draw:shadow="hidden"/>
    </style:style>
    <style:style style:name="gr5" style:family="graphic" style:parent-style-name="standard">
      <style:graphic-properties draw:fill-color="#ffb529" draw:textarea-horizontal-align="justify" draw:textarea-vertical-align="middle" draw:auto-grow-height="false" fo:min-height="0.424cm" fo:min-width="1.521cm" draw:shadow="hidden"/>
    </style:style>
    <style:style style:name="gr6" style:family="graphic" style:parent-style-name="standard">
      <style:graphic-properties draw:fill-color="#e6e905" draw:textarea-horizontal-align="justify" draw:textarea-vertical-align="middle" draw:auto-grow-height="false" fo:min-height="0.424cm" fo:min-width="1.521cm" draw:shadow="hidden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1cm" fo:min-width="0cm" draw:shadow="hidden"/>
    </style:style>
    <style:style style:name="P1" style:family="paragraph">
      <loext:graphic-properties draw:fill-color="#f7f8dc"/>
      <style:paragraph-properties fo:text-align="center"/>
    </style:style>
    <style:style style:name="P2" style:family="paragraph">
      <loext:graphic-properties draw:fill="solid" draw:fill-color="#c7201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67e33d"/>
      <style:paragraph-properties fo:text-align="center"/>
    </style:style>
    <style:style style:name="P5" style:family="paragraph">
      <loext:graphic-properties draw:fill-color="#ffb529"/>
      <style:paragraph-properties fo:text-align="center"/>
    </style:style>
    <style:style style:name="P6" style:family="paragraph">
      <loext:graphic-properties draw:fill-color="#e6e905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3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path draw:style-name="gr2" draw:text-style-name="P2" draw:layer="layout" svg:width="2.332cm" svg:height="2.248cm" svg:x="0.335cm" svg:y="0.375cm" svg:viewBox="0 0 2333 2249" svg:d="M1167 361c-121-212-322-361-563-361-342 0-604 276-604 637 0 699 362 806 1167 1612 804-806 1166-913 1166-1612 0-361-262-637-604-637-241 0-442 149-562 361z">
                  <text:p/>
                </draw:path>
              </draw:g>
              <draw:path draw:style-name="gr3" draw:text-style-name="P3" draw:layer="layout" svg:width="0.397cm" svg:height="0.38cm" svg:x="0.561cm" svg:y="0.905cm" svg:viewBox="0 0 398 381" svg:d="M398 241c-165 33-303 81-398 140v-241 241-241c95-58 233-107 398-140z">
                <text:p/>
              </draw:path>
              <draw:path draw:style-name="gr4" draw:text-style-name="P4" draw:layer="layout" svg:width="0.398cm" svg:height="0.38cm" svg:x="2.044cm" svg:y="0.905cm" svg:viewBox="0 0 399 381" svg:d="M0 241c165 33 302 81 398 140h1v-241h-1c-96-58-233-107-398-140z">
                <text:p/>
              </draw:path>
              <draw:path draw:style-name="gr5" draw:text-style-name="P5" draw:layer="layout" svg:width="0.542cm" svg:height="0.291cm" svg:x="0.959cm" svg:y="0.854cm" svg:viewBox="0 0 543 292" svg:d="M0 292c165-34 353-51 543-51v-241c-190 0-378 18-543 51z">
                <text:p/>
              </draw:path>
              <draw:path draw:style-name="gr6" draw:text-style-name="P6" draw:layer="layout" svg:width="0.542cm" svg:height="0.291cm" svg:x="1.501cm" svg:y="0.854cm" svg:viewBox="0 0 543 292" svg:d="M543 292c-165-34-353-51-543-51v-241c190 0 378 18 543 51z">
                <text:p/>
              </draw:path>
            </draw:g>
            <draw:path draw:style-name="gr7" draw:text-style-name="P7" draw:layer="layout" svg:width="0.173cm" svg:height="1.514cm" draw:transform="skewX (-0.0493928178314395) rotate (-0.579274778736919) translate (2.10486094201349cm 1.01068121001744cm)" svg:viewBox="0 0 174 1515" svg:d="M82 0l42 1250c2 1 5 2 6 3 13 9 25 19 32 33 7 13 12 29 12 45 0 15-4 30-12 44-7 13-18 25-31 32-5 3-10 6-16 7l-28 101-29-100c-4-2-10-5-14-7-14-8-25-18-32-32-8-14-12-29-12-45s4-30 11-44c8-14 19-25 32-32 2-3 4-4 6-5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1T21:58:18.819282020</dc:date>
    <meta:editing-duration>PT1H52M19S</meta:editing-duration>
    <meta:editing-cycles>8</meta:editing-cycles>
    <meta:generator>LibreOffice/7.4.2.3$MacOSX_X86_64 LibreOffice_project/382eef1f22670f7f4118c8c2dd222ec7ad009daf</meta:generator>
    <meta:document-statistic meta:object-count="11"/>
  </office:meta>
</office:document-meta>
</file>